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414" style:master-page-name="MasterPage2" style:family="paragraph" style:name="P31">
      <style:paragraph-properties/>
    </style:style>
    <style:style style:parent-style-name="416" style:family="paragraph" style:name="P33">
      <style:paragraph-properties/>
    </style:style>
    <style:style style:parent-style-name="574" style:family="paragraph" style:name="P3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6" style:family="paragraph" style:name="P3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47">
      <style:text-properties/>
    </style:style>
    <style:style style:parent-style-name="570" style:family="text" style:name="T148">
      <style:text-properties/>
    </style:style>
    <style:style style:parent-style-name="577" style:family="paragraph" style:name="P3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49">
      <style:text-properties/>
    </style:style>
    <style:style style:parent-style-name="570" style:family="text" style:name="T150">
      <style:text-properties/>
    </style:style>
    <style:style style:family="text" style:name="T151">
      <style:text-properties fo:font-family="Arial" style:font-family-asian="Arial" style:font-family-complex="Arial" fo:font-weight="bold"/>
    </style:style>
    <style:style style:family="text" style:name="T152">
      <style:text-properties fo:font-family="Arial" style:font-family-asian="Arial" style:font-family-complex="Arial" fo:font-weight="bold"/>
    </style:style>
    <style:style style:parent-style-name="577" style:family="paragraph" style:name="P3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53">
      <style:text-properties/>
    </style:style>
    <style:style style:parent-style-name="570" style:family="text" style:name="T154">
      <style:text-properties fo:font-family="Arial" style:font-family-asian="Arial" style:font-family-complex="Arial"/>
    </style:style>
    <style:style style:parent-style-name="570" style:family="text" style:name="T155">
      <style:text-properties/>
    </style:style>
    <style:style style:parent-style-name="577" style:family="paragraph" style:name="P38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56">
      <style:text-properties fo:font-family="Arial" style:font-family-asian="Arial" style:font-family-complex="Arial"/>
    </style:style>
    <style:style style:parent-style-name="570" style:family="text" style:name="T157">
      <style:text-properties fo:font-family="Arial" style:font-family-asian="Arial" style:font-family-complex="Arial"/>
    </style:style>
    <style:style style:family="text" style:name="T158">
      <style:text-properties fo:font-family="Arial" style:font-family-asian="Arial" style:font-family-complex="Arial"/>
    </style:style>
    <style:style style:parent-style-name="576" style:family="paragraph" style:name="P3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59">
      <style:text-properties/>
    </style:style>
    <style:style style:parent-style-name="570" style:family="text" style:name="T160">
      <style:text-properties/>
    </style:style>
    <style:style style:parent-style-name="576" style:family="paragraph" style:name="P4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61">
      <style:text-properties/>
    </style:style>
    <style:style style:parent-style-name="570" style:family="text" style:name="T162">
      <style:text-properties/>
    </style:style>
    <style:style style:parent-style-name="576" style:family="paragraph" style:name="P4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63">
      <style:text-properties/>
    </style:style>
    <style:style style:parent-style-name="570" style:family="text" style:name="T164">
      <style:text-properties/>
    </style:style>
    <style:style style:parent-style-name="576" style:family="paragraph" style:name="P4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65">
      <style:text-properties/>
    </style:style>
    <style:style style:parent-style-name="570" style:family="text" style:name="T166">
      <style:text-properties/>
    </style:style>
    <style:style style:parent-style-name="577" style:family="paragraph" style:name="P4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67">
      <style:text-properties/>
    </style:style>
    <style:style style:parent-style-name="570" style:family="text" style:name="T168">
      <style:text-properties/>
    </style:style>
    <style:style style:parent-style-name="577" style:family="paragraph" style:name="P4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69">
      <style:text-properties/>
    </style:style>
    <style:style style:parent-style-name="570" style:family="text" style:name="T170">
      <style:text-properties/>
    </style:style>
    <style:style style:parent-style-name="570" style:family="text" style:name="T171">
      <style:text-properties/>
    </style:style>
    <style:style style:parent-style-name="570" style:family="text" style:name="T172">
      <style:text-properties/>
    </style:style>
    <style:style style:parent-style-name="570" style:family="text" style:name="T173">
      <style:text-properties/>
    </style:style>
    <style:style style:parent-style-name="577" style:family="paragraph" style:name="P4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74">
      <style:text-properties/>
    </style:style>
    <style:style style:parent-style-name="570" style:family="text" style:name="T175">
      <style:text-properties/>
    </style:style>
    <style:style style:parent-style-name="576" style:family="paragraph" style:name="P4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76">
      <style:text-properties/>
    </style:style>
    <style:style style:parent-style-name="570" style:family="text" style:name="T177">
      <style:text-properties/>
    </style:style>
    <style:style style:parent-style-name="570" style:family="text" style:name="T178">
      <style:text-properties/>
    </style:style>
    <style:style style:parent-style-name="576" style:family="paragraph" style:name="P4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79">
      <style:text-properties/>
    </style:style>
    <style:style style:parent-style-name="570" style:family="text" style:name="T180">
      <style:text-properties/>
    </style:style>
    <style:style style:parent-style-name="577" style:family="paragraph" style:name="P4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81">
      <style:text-properties/>
    </style:style>
    <style:style style:parent-style-name="570" style:family="text" style:name="T182">
      <style:text-properties/>
    </style:style>
    <style:style style:parent-style-name="570" style:family="text" style:name="T183">
      <style:text-properties/>
    </style:style>
    <style:style style:parent-style-name="578" style:family="paragraph" style:name="P4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84">
      <style:text-properties/>
    </style:style>
    <style:style style:parent-style-name="570" style:family="text" style:name="T185">
      <style:text-properties/>
    </style:style>
    <style:style style:parent-style-name="578" style:family="paragraph" style:name="P5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70" style:family="text" style:name="T186">
      <style:text-properties/>
    </style:style>
    <style:style style:parent-style-name="570" style:family="text" style:name="T187">
      <style:text-properties/>
    </style:style>
    <style:style style:parent-style-name="570" style:family="text" style:name="T188">
      <style:text-properties/>
    </style:style>
    <style:style style:parent-style-name="418" style:family="paragraph" style:name="P51">
      <style:paragraph-properties/>
    </style:style>
    <style:style style:parent-style-name="570" style:family="text" style:name="T189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420" style:family="paragraph" style:name="P52">
      <style:paragraph-properties/>
    </style:style>
    <style:style style:family="paragraph" style:name="P53">
      <style:text-properties/>
      <style:paragraph-properties fo:text-align="left" fo:margin-left="0cm" fo:margin-right="0cm" fo:text-indent="0cm" fo:margin-top="0pt" fo:margin-bottom="18pt" fo:border="none"/>
    </style:style>
    <style:style style:family="text" style:name="T190">
      <style:text-properties fo:color="#363636" fo:font-family="Arial" style:font-family-asian="Arial" style:font-family-complex="Arial" fo:font-weight="bold"/>
    </style:style>
    <style:style style:family="paragraph" style:name="P54">
      <style:text-properties/>
      <style:paragraph-properties fo:text-align="left" fo:margin-left="0cm" fo:margin-right="0cm" fo:text-indent="0cm" fo:margin-top="0pt" fo:margin-bottom="18pt" fo:border="none"/>
    </style:style>
    <style:style style:family="text" style:name="T191">
      <style:text-properties fo:color="#363636" fo:font-family="Arial" style:font-family-asian="Arial" style:font-family-complex="Arial" fo:font-style="italic" fo:font-weight="normal"/>
    </style:style>
    <style:style style:family="text" style:name="T192">
      <style:text-properties fo:color="#363636" fo:font-family="Arial" style:font-family-asian="Arial" style:font-family-complex="Arial" fo:font-style="italic" fo:font-weight="normal"/>
    </style:style>
    <style:style style:family="table" style:name="ta1">
      <style:table-properties style:width="16.88cm" fo:margin-left="0cm" table:align="left" style:use-optimal-column-width="true"/>
    </style:style>
    <style:style style:family="table-column" style:name="co1">
      <style:table-column-properties style:column-width="16.88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5">
      <style:text-properties/>
      <style:paragraph-properties/>
    </style:style>
    <style:style style:family="text" style:name="T193">
      <style:text-properties fo:font-style="italic"/>
    </style:style>
    <style:style style:family="text" style:name="T194">
      <style:text-properties fo:font-style="italic"/>
    </style:style>
    <style:style style:family="paragraph" style:name="P56">
      <style:text-properties/>
      <style:paragraph-properties/>
    </style:style>
    <style:style style:family="text" style:name="T195">
      <style:text-properties fo:font-style="normal"/>
    </style:style>
    <style:style style:family="text" style:name="T196">
      <style:text-properties fo:font-style="italic"/>
    </style:style>
    <style:style style:family="text" style:name="T197">
      <style:text-properties fo:font-style="italic"/>
    </style:style>
    <style:style style:parent-style-name="420" style:family="paragraph" style:name="P57">
      <style:paragraph-properties/>
    </style:style>
    <style:style style:family="text" style:name="T198">
      <style:text-properties fo:color="#363636" fo:font-family="Arial" style:font-family-asian="Arial" style:font-family-complex="Arial" fo:font-weight="bold"/>
    </style:style>
    <style:style style:family="table" style:name="ta2">
      <style:table-properties style:width="16.88cm" fo:margin-left="0cm" table:align="left" style:use-optimal-column-width="true"/>
    </style:style>
    <style:style style:family="table-column" style:name="co2">
      <style:table-column-properties style:column-width="16.88cm" style:use-optimal-column-width="true"/>
    </style:style>
    <style:style style:family="table-row" style:name="ro2">
      <style:table-row-properties/>
    </style:style>
    <style:style style:family="table-cell" style:name="ce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8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199">
      <style:text-properties fo:color="#3d3a39" fo:font-family="Arial" style:font-family-asian="Arial" style:font-family-complex="Arial" fo:font-size="11pt"/>
    </style:style>
    <style:style style:family="text" style:name="T200">
      <style:text-properties fo:color="#3d3a39" fo:font-family="Arial" style:font-family-asian="Arial" style:font-family-complex="Arial" fo:font-size="11pt"/>
    </style:style>
    <style:style style:family="text" style:name="T201">
      <style:text-properties fo:color="#3d3a39" fo:font-family="Arial" style:font-family-asian="Arial" style:font-family-complex="Arial" fo:font-size="11pt"/>
    </style:style>
    <style:style style:family="text" style:name="T202">
      <style:text-properties fo:color="#3d3a39" fo:font-family="Arial" style:font-family-asian="Arial" style:font-family-complex="Arial" fo:font-size="11pt"/>
    </style:style>
    <style:style style:family="text" style:name="T203">
      <style:text-properties fo:color="#3d3a39" fo:font-family="Arial" style:font-family-asian="Arial" style:font-family-complex="Arial" fo:font-size="11pt"/>
    </style:style>
    <style:style style:family="text" style:name="T204">
      <style:text-properties fo:color="#3d3a39" fo:font-family="Arial" style:font-family-asian="Arial" style:font-family-complex="Arial" fo:font-size="11pt"/>
    </style:style>
    <style:style style:family="paragraph" style:name="P59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05">
      <style:text-properties fo:color="#3d3a39" fo:font-family="Arial" style:font-family-asian="Arial" style:font-family-complex="Arial" fo:font-size="11pt" fo:font-style="italic"/>
    </style:style>
    <style:style style:family="text" style:name="T206">
      <style:text-properties fo:color="#3d3a39" fo:font-family="Arial" style:font-family-asian="Arial" style:font-family-complex="Arial" fo:font-size="11pt" fo:font-style="italic"/>
    </style:style>
    <style:style style:family="paragraph" style:name="P60">
      <style:text-properties/>
      <style:paragraph-properties fo:text-align="justify" fo:margin-left="0cm" fo:text-indent="0cm"/>
    </style:style>
    <style:style style:family="text" style:name="T207">
      <style:text-properties fo:color="#3d3a39" fo:font-family="Arial" style:font-family-asian="Arial" style:font-family-complex="Arial" fo:font-size="11pt"/>
    </style:style>
    <style:style style:family="text" style:name="T208">
      <style:text-properties fo:color="#3d3a39" fo:font-family="Arial" style:font-family-asian="Arial" style:font-family-complex="Arial" fo:font-size="11pt"/>
    </style:style>
    <style:style style:family="text" style:name="T209">
      <style:text-properties fo:color="#3d3a39" fo:font-family="Arial" style:font-family-asian="Arial" style:font-family-complex="Arial" fo:font-size="11pt"/>
    </style:style>
    <style:style style:family="text" style:name="T210">
      <style:text-properties fo:color="#3d3a39" fo:font-family="Arial" style:font-family-asian="Arial" style:font-family-complex="Arial" fo:font-size="11pt"/>
    </style:style>
    <style:style style:family="text" style:name="T211">
      <style:text-properties fo:color="#3d3a39" fo:font-family="Arial" style:font-family-asian="Arial" style:font-family-complex="Arial" fo:font-size="11pt"/>
    </style:style>
    <style:style style:family="paragraph" style:name="P61">
      <style:paragraph-properties fo:margin-left="1.251cm" fo:text-indent="0cm"/>
    </style:style>
    <style:style style:family="text" style:name="T212">
      <style:text-properties fo:color="#3d3a39" fo:font-family="Arial" style:font-family-asian="Arial" style:font-family-complex="Arial" fo:font-size="11pt"/>
    </style:style>
    <style:style style:family="text" style:name="T213">
      <style:text-properties fo:color="#3d3a39" fo:font-family="Arial" style:font-family-asian="Arial" style:font-family-complex="Arial" fo:font-size="11pt"/>
    </style:style>
    <style:style style:family="paragraph" style:name="P62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14">
      <style:text-properties fo:color="#3d3a39" fo:font-family="Arial" style:font-family-asian="Arial" style:font-family-complex="Arial" fo:font-size="11pt"/>
    </style:style>
    <style:style style:parent-style-name="420" style:family="paragraph" style:name="P63">
      <style:text-properties/>
      <style:paragraph-properties/>
    </style:style>
    <style:style style:family="text" style:name="T215">
      <style:text-properties fo:color="#363636" fo:font-family="Arial" style:font-family-asian="Arial" style:font-family-complex="Arial" fo:font-weight="bold"/>
    </style:style>
    <style:style style:family="text" style:name="T216">
      <style:text-properties fo:color="#3d3a39" fo:font-family="Arial" style:font-family-asian="Arial" style:font-family-complex="Arial" fo:font-size="11pt"/>
    </style:style>
    <style:style style:family="text" style:name="T217">
      <style:text-properties fo:color="#3d3a39" fo:font-family="Arial" style:font-family-asian="Arial" style:font-family-complex="Arial" fo:font-size="11pt"/>
    </style:style>
    <style:style style:family="table" style:name="ta3">
      <style:table-properties style:width="16.88cm" fo:margin-left="0cm" table:align="left" style:use-optimal-column-width="true"/>
    </style:style>
    <style:style style:family="table-column" style:name="co3">
      <style:table-column-properties style:column-width="16.88cm" style:use-optimal-column-width="true"/>
    </style:style>
    <style:style style:family="table-row" style:name="ro3">
      <style:table-row-properties/>
    </style:style>
    <style:style style:family="table-cell" style:name="ce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64">
      <style:text-properties/>
      <style:paragraph-properties fo:text-align="left" fo:margin-left="0cm" fo:margin-right="0cm" fo:text-indent="0cm" fo:margin-top="0pt" fo:margin-bottom="12pt" fo:border="none"/>
    </style:style>
    <style:style style:family="text" style:name="T218">
      <style:text-properties fo:color="#363636" fo:font-family="Arial" style:font-family-asian="Arial" style:font-family-complex="Arial" fo:font-style="italic" fo:font-weight="normal"/>
    </style:style>
    <style:style style:family="text" style:name="T219">
      <style:text-properties fo:color="#363636" fo:font-family="Arial" style:font-family-asian="Arial" style:font-family-complex="Arial" fo:font-weight="bold"/>
    </style:style>
    <style:style style:family="paragraph" style:name="P65">
      <style:text-properties/>
      <style:paragraph-properties fo:text-align="left" fo:margin-left="0cm" fo:margin-right="0cm" fo:text-indent="0cm" fo:margin-top="0pt" fo:margin-bottom="12pt" fo:border="none"/>
    </style:style>
    <style:style style:family="text" style:name="T220">
      <style:text-properties fo:color="#363636" fo:font-family="Arial" style:font-family-asian="Arial" style:font-family-complex="Arial" fo:font-weight="normal"/>
    </style:style>
    <style:style style:family="text" style:name="T221">
      <style:text-properties fo:color="#363636" fo:font-family="Arial" style:font-family-asian="Arial" style:font-family-complex="Arial" fo:font-weight="normal"/>
    </style:style>
    <style:style style:family="text" style:name="T222">
      <style:text-properties fo:color="#363636" fo:font-family="Arial" style:font-family-asian="Arial" style:font-family-complex="Arial" fo:font-weight="normal"/>
    </style:style>
    <style:style style:family="text" style:name="T223">
      <style:text-properties fo:color="#363636" fo:font-family="Arial" style:font-family-asian="Arial" style:font-family-complex="Arial" fo:font-weight="normal"/>
    </style:style>
    <style:style style:family="paragraph" style:name="P66">
      <style:text-properties/>
      <style:paragraph-properties/>
    </style:style>
    <style:style style:family="text" style:name="T224">
      <style:text-properties fo:color="#3d3a39" fo:font-family="Arial" style:font-family-asian="Arial" style:font-family-complex="Arial" fo:font-size="11pt"/>
    </style:style>
    <style:style style:family="text" style:name="T225">
      <style:text-properties fo:color="#3d3a39" fo:font-family="Arial" style:font-family-asian="Arial" style:font-family-complex="Arial" fo:font-size="11pt"/>
    </style:style>
    <style:style style:parent-style-name="418" style:family="paragraph" style:name="P67">
      <style:paragraph-properties/>
    </style:style>
    <style:style style:family="paragraph" style:name="P68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26">
      <style:text-properties fo:color="#3d3a39" fo:font-family="Arial" style:font-family-asian="Arial" style:font-family-complex="Arial" fo:font-size="11pt"/>
    </style:style>
    <style:style style:parent-style-name="570" style:family="text" style:name="T227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28">
      <style:text-properties fo:color="#3d3a39" fo:font-family="Arial" style:font-family-asian="Arial" style:font-family-complex="Arial" fo:font-size="11pt"/>
    </style:style>
    <style:style style:family="text" style:name="T229">
      <style:text-properties fo:color="#3d3a39" fo:font-family="Arial" style:font-family-asian="Arial" style:font-family-complex="Arial" fo:font-size="11pt"/>
    </style:style>
    <style:style style:parent-style-name="418" style:family="paragraph" style:name="P69">
      <style:paragraph-properties/>
    </style:style>
    <style:style style:family="table" style:name="ta4">
      <style:table-properties style:width="16.88cm" fo:margin-left="0cm" table:align="left" style:use-optimal-column-width="true"/>
    </style:style>
    <style:style style:family="table-column" style:name="co4">
      <style:table-column-properties style:column-width="16.88cm" style:use-optimal-column-width="true"/>
    </style:style>
    <style:style style:family="table-row" style:name="ro4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70">
      <style:paragraph-properties fo:margin-left="0cm" fo:text-indent="0cm"/>
    </style:style>
    <style:style style:family="paragraph" style:name="P71">
      <style:paragraph-properties fo:margin-left="0cm" fo:text-indent="0cm"/>
    </style:style>
    <style:style style:family="text" style:name="T230">
      <style:text-properties fo:font-style="italic"/>
    </style:style>
    <style:style style:family="paragraph" style:name="P72">
      <style:paragraph-properties fo:margin-left="0cm" fo:text-indent="0cm"/>
    </style:style>
    <style:style style:family="paragraph" style:name="P73">
      <style:paragraph-properties fo:margin-left="0cm" fo:text-indent="0cm"/>
    </style:style>
    <style:style style:family="table" style:name="ta5">
      <style:table-properties style:width="16.88cm" fo:margin-left="0cm" table:align="left" style:use-optimal-column-width="true"/>
    </style:style>
    <style:style style:family="table-column" style:name="co5">
      <style:table-column-properties style:column-width="16.88cm" style:use-optimal-column-width="true"/>
    </style:style>
    <style:style style:family="table-row" style:name="ro5">
      <style:table-row-properties/>
    </style:style>
    <style:style style:family="table-cell" style:name="ce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text" style:name="T231">
      <style:text-properties fo:font-style="italic"/>
    </style:style>
    <style:style style:family="paragraph" style:name="P74">
      <style:paragraph-properties fo:margin-left="0cm" fo:text-indent="0cm"/>
    </style:style>
    <style:style style:parent-style-name="418" style:family="paragraph" style:name="P75">
      <style:paragraph-properties/>
    </style:style>
    <style:style style:family="table" style:name="ta6">
      <style:table-properties style:width="16.88cm" fo:margin-left="0cm" table:align="left" style:use-optimal-column-width="true"/>
    </style:style>
    <style:style style:family="table-column" style:name="co6">
      <style:table-column-properties style:column-width="16.88cm" style:use-optimal-column-width="true"/>
    </style:style>
    <style:style style:family="table-row" style:name="ro6">
      <style:table-row-properties/>
    </style:style>
    <style:style style:family="table-cell" style:name="ce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text" style:name="T232">
      <style:text-properties fo:font-style="italic"/>
    </style:style>
    <style:style style:family="table" style:name="ta7">
      <style:table-properties style:width="16.88cm" fo:margin-left="0cm" table:align="left" style:use-optimal-column-width="true"/>
    </style:style>
    <style:style style:family="table-column" style:name="co7">
      <style:table-column-properties style:column-width="16.88cm" style:use-optimal-column-width="true"/>
    </style:style>
    <style:style style:family="table-row" style:name="ro7">
      <style:table-row-properties/>
    </style:style>
    <style:style style:family="table-cell" style:name="ce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588" style:list-style-name="WWNum15" style:family="paragraph" style:name="P76">
      <style:paragraph-properties/>
    </style:style>
    <style:style style:parent-style-name="588" style:list-style-name="WWNum15" style:family="paragraph" style:name="P77">
      <style:paragraph-properties/>
    </style:style>
    <style:style style:parent-style-name="588" style:list-style-name="WWNum16" style:family="paragraph" style:name="P78">
      <style:paragraph-properties/>
    </style:style>
    <style:style style:parent-style-name="588" style:list-style-name="WWNum16" style:family="paragraph" style:name="P79">
      <style:paragraph-properties/>
    </style:style>
    <style:style style:parent-style-name="570" style:family="text" style:name="T233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34">
      <style:text-properties fo:color="#292b82" fo:font-family="Arial" style:font-family-asian="Arial" style:font-family-complex="Arial"/>
    </style:style>
    <style:style style:family="text" style:name="T235">
      <style:text-properties fo:color="#292b82" fo:font-family="Arial" style:font-family-asian="Arial" style:font-family-complex="Arial"/>
    </style:style>
    <style:style style:parent-style-name="588" style:list-style-name="WWNum16" style:family="paragraph" style:name="P80">
      <style:paragraph-properties/>
    </style:style>
    <style:style style:parent-style-name="570" style:family="text" style:name="T236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37">
      <style:text-properties fo:color="#292b82" fo:font-family="Arial" style:font-family-asian="Arial" style:font-family-complex="Arial"/>
    </style:style>
    <style:style style:family="text" style:name="T238">
      <style:text-properties fo:color="#292b82" fo:font-family="Arial" style:font-family-asian="Arial" style:font-family-complex="Arial"/>
    </style:style>
    <style:style style:parent-style-name="588" style:list-style-name="WWNum16" style:family="paragraph" style:name="P81">
      <style:paragraph-properties/>
    </style:style>
    <style:style style:family="text" style:name="T239">
      <style:text-properties fo:color="#292b82" fo:font-family="Arial" style:font-family-asian="Arial" style:font-family-complex="Arial"/>
    </style:style>
    <style:style style:family="text" style:name="T240">
      <style:text-properties fo:color="#292b82" fo:font-family="Arial" style:font-family-asian="Arial" style:font-family-complex="Arial"/>
    </style:style>
    <style:style style:family="paragraph" style:name="P82">
      <style:paragraph-properties fo:margin-left="0cm" fo:text-indent="0cm"/>
    </style:style>
    <style:style style:family="text" style:name="T241">
      <style:text-properties fo:color="#292b82" fo:font-family="Arial" style:font-family-asian="Arial" style:font-family-complex="Arial"/>
    </style:style>
    <style:style style:family="text" style:name="T242">
      <style:text-properties fo:color="#292b82" fo:font-family="Arial" style:font-family-asian="Arial" style:font-family-complex="Arial"/>
    </style:style>
    <style:style style:family="paragraph" style:name="P83">
      <style:paragraph-properties fo:margin-left="0cm" fo:text-indent="0cm"/>
    </style:style>
    <style:style style:parent-style-name="418" style:family="paragraph" style:name="P84">
      <style:paragraph-properties/>
    </style:style>
    <style:style style:parent-style-name="420" style:family="paragraph" style:name="P85">
      <style:text-properties/>
      <style:paragraph-properties/>
    </style:style>
    <style:style style:family="text" style:name="T243">
      <style:text-properties fo:font-weight="bold"/>
    </style:style>
    <style:style style:family="text" style:name="T244">
      <style:text-properties fo:font-weight="bold"/>
    </style:style>
    <style:style style:family="table" style:name="ta8">
      <style:table-properties style:width="16.88cm" fo:margin-left="0cm" table:align="left" style:use-optimal-column-width="true"/>
    </style:style>
    <style:style style:family="table-column" style:name="co8">
      <style:table-column-properties style:column-width="16.88cm" style:use-optimal-column-width="true"/>
    </style:style>
    <style:style style:family="table-row" style:name="ro8">
      <style:table-row-properties/>
    </style:style>
    <style:style style:family="table-cell" style:name="ce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86">
      <style:text-properties/>
      <style:paragraph-properties/>
    </style:style>
    <style:style style:family="text" style:name="T245">
      <style:text-properties fo:font-style="italic"/>
    </style:style>
    <style:style style:family="text" style:name="T246">
      <style:text-properties fo:font-style="italic"/>
    </style:style>
    <style:style style:family="paragraph" style:name="P87">
      <style:text-properties/>
      <style:paragraph-properties/>
    </style:style>
    <style:style style:family="text" style:name="T247">
      <style:text-properties fo:font-style="normal"/>
    </style:style>
    <style:style style:family="text" style:name="T248">
      <style:text-properties fo:font-style="normal"/>
    </style:style>
    <style:style style:family="paragraph" style:name="P88">
      <style:text-properties/>
      <style:paragraph-properties/>
    </style:style>
    <style:style style:family="text" style:name="T249">
      <style:text-properties fo:font-style="normal"/>
    </style:style>
    <style:style style:family="text" style:name="T250">
      <style:text-properties fo:font-style="normal"/>
    </style:style>
    <style:style style:family="paragraph" style:name="P89">
      <style:text-properties/>
      <style:paragraph-properties/>
    </style:style>
    <style:style style:family="text" style:name="T251">
      <style:text-properties fo:font-style="normal"/>
    </style:style>
    <style:style style:family="text" style:name="T252">
      <style:text-properties fo:font-style="normal"/>
    </style:style>
    <style:style style:family="text" style:name="T253">
      <style:text-properties fo:font-style="normal"/>
    </style:style>
    <style:style style:family="paragraph" style:name="P90">
      <style:paragraph-properties fo:margin-left="0cm" fo:text-indent="0cm"/>
    </style:style>
    <style:style style:parent-style-name="420" style:family="paragraph" style:name="P91">
      <style:paragraph-properties/>
    </style:style>
    <style:style style:family="table" style:name="ta9">
      <style:table-properties style:width="16.88cm" fo:margin-left="0cm" table:align="left" style:use-optimal-column-width="true"/>
    </style:style>
    <style:style style:family="table-column" style:name="co9">
      <style:table-column-properties style:column-width="16.88cm" style:use-optimal-column-width="true"/>
    </style:style>
    <style:style style:family="table-row" style:name="ro9">
      <style:table-row-properties/>
    </style:style>
    <style:style style:family="table-cell" style:name="ce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92">
      <style:text-properties/>
      <style:paragraph-properties/>
    </style:style>
    <style:style style:family="text" style:name="T254">
      <style:text-properties fo:font-style="italic"/>
    </style:style>
    <style:style style:family="text" style:name="T255">
      <style:text-properties fo:font-style="italic"/>
    </style:style>
    <style:style style:family="text" style:name="T256">
      <style:text-properties fo:font-style="italic"/>
    </style:style>
    <style:style style:parent-style-name="570" style:family="text" style:name="T257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570" style:family="text" style:name="T258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paragraph" style:name="P93">
      <style:paragraph-properties fo:margin-left="0cm" fo:text-indent="0cm"/>
    </style:style>
    <style:style style:parent-style-name="420" style:family="paragraph" style:name="P94">
      <style:paragraph-properties/>
    </style:style>
    <style:style style:family="table" style:name="ta10">
      <style:table-properties style:width="16.88cm" fo:margin-left="0cm" table:align="left" style:use-optimal-column-width="true"/>
    </style:style>
    <style:style style:family="table-column" style:name="co10">
      <style:table-column-properties style:column-width="16.88cm" style:use-optimal-column-width="true"/>
    </style:style>
    <style:style style:family="table-row" style:name="ro10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95">
      <style:text-properties/>
      <style:paragraph-properties fo:margin-left="0cm" fo:text-indent="0cm"/>
    </style:style>
    <style:style style:family="text" style:name="T259">
      <style:text-properties fo:font-style="italic"/>
    </style:style>
    <style:style style:family="text" style:name="T260">
      <style:text-properties fo:font-style="italic"/>
    </style:style>
    <style:style style:family="paragraph" style:name="P96">
      <style:paragraph-properties fo:margin-left="0cm" fo:text-indent="0cm"/>
    </style:style>
    <style:style style:family="paragraph" style:name="P97">
      <style:paragraph-properties fo:margin-left="0cm" fo:text-indent="0cm"/>
    </style:style>
    <style:style style:family="text" style:name="T261">
      <style:text-properties fo:font-style="italic"/>
    </style:style>
    <style:style style:family="text" style:name="T262">
      <style:text-properties fo:background-color="#ffff00"/>
    </style:style>
    <style:style style:family="paragraph" style:name="P98">
      <style:paragraph-properties fo:margin-left="0cm" fo:text-indent="0cm"/>
    </style:style>
    <style:style style:parent-style-name="418" style:family="paragraph" style:name="P99">
      <style:paragraph-properties/>
    </style:style>
    <style:style style:family="table" style:name="ta11">
      <style:table-properties style:width="16.88cm" fo:margin-left="0cm" table:align="left" style:use-optimal-column-width="true"/>
    </style:style>
    <style:style style:family="table-column" style:name="co11">
      <style:table-column-properties style:column-width="16.88cm" style:use-optimal-column-width="true"/>
    </style:style>
    <style:style style:family="table-row" style:name="ro11">
      <style:table-row-properties/>
    </style:style>
    <style:style style:family="table-cell" style:name="ce1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100">
      <style:text-properties/>
      <style:paragraph-properties fo:margin-left="0cm" fo:margin-right="0cm" fo:text-indent="0cm" fo:margin-top="0pt" fo:margin-bottom="12pt" fo:border="none"/>
    </style:style>
    <style:style style:family="text" style:name="T263">
      <style:text-properties fo:font-style="italic"/>
    </style:style>
    <style:style style:family="text" style:name="T264">
      <style:text-properties fo:color="#363636" fo:font-family="Arial" style:font-family-asian="Arial" style:font-family-complex="Arial" fo:font-weight="bold"/>
    </style:style>
    <style:style style:family="text" style:name="T265">
      <style:text-properties fo:color="#363636" fo:font-family="Arial" style:font-family-asian="Arial" style:font-family-complex="Arial" fo:font-weight="bold"/>
    </style:style>
    <style:style style:family="paragraph" style:name="P101">
      <style:paragraph-properties fo:margin-left="0cm" fo:text-indent="0cm"/>
    </style:style>
    <style:style style:parent-style-name="418" style:family="paragraph" style:name="P102">
      <style:paragraph-properties/>
    </style:style>
    <style:style style:family="paragraph" style:name="P103">
      <style:text-properties/>
      <style:paragraph-properties/>
    </style:style>
    <style:style style:family="text" style:name="T266">
      <style:text-properties style:text-underline-type="single" style:text-underline-style="solid" style:text-underline-width="auto" style:text-underline-color="font-color" fo:font-weight="bold"/>
    </style:style>
    <style:style style:family="text" style:name="T267">
      <style:text-properties style:text-underline-type="single" style:text-underline-style="solid" style:text-underline-width="auto" style:text-underline-color="font-color" fo:font-weight="bold"/>
    </style:style>
    <style:style style:family="text" style:name="T268">
      <style:text-properties style:text-underline-type="single" style:text-underline-style="solid" style:text-underline-width="auto" style:text-underline-color="font-color" fo:font-weight="bold"/>
    </style:style>
    <style:style style:parent-style-name="420" style:family="paragraph" style:name="P104">
      <style:text-properties/>
      <style:paragraph-properties/>
    </style:style>
    <style:style style:family="text" style:name="T269">
      <style:text-properties style:text-underline-type="none" style:text-underline-width="auto" fo:font-weight="bold"/>
    </style:style>
    <style:style style:family="text" style:name="T270">
      <style:text-properties style:text-underline-type="none" style:text-underline-width="auto" fo:font-weight="bold"/>
    </style:style>
    <style:style style:family="text" style:name="T271">
      <style:text-properties style:text-underline-type="none" style:text-underline-width="auto" fo:font-weight="bold"/>
    </style:style>
    <style:style style:parent-style-name="422" style:family="paragraph" style:name="P105">
      <style:paragraph-properties/>
    </style:style>
    <style:style style:parent-style-name="588" style:list-style-name="WWNum7" style:family="paragraph" style:name="P106">
      <style:paragraph-properties/>
    </style:style>
    <style:style style:parent-style-name="588" style:list-style-name="WWNum7" style:family="paragraph" style:name="P107">
      <style:paragraph-properties/>
    </style:style>
    <style:style style:parent-style-name="588" style:list-style-name="WWNum17" style:family="paragraph" style:name="P108">
      <style:paragraph-properties/>
    </style:style>
    <style:style style:parent-style-name="588" style:list-style-name="WWNum7" style:family="paragraph" style:name="P109">
      <style:paragraph-properties/>
    </style:style>
    <style:style style:parent-style-name="588" style:list-style-name="WWNum7" style:family="paragraph" style:name="P110">
      <style:paragraph-properties/>
    </style:style>
    <style:style style:parent-style-name="422" style:family="paragraph" style:name="P111">
      <style:paragraph-properties/>
    </style:style>
    <style:style style:parent-style-name="588" style:list-style-name="WWNum7" style:family="paragraph" style:name="P112">
      <style:paragraph-properties/>
    </style:style>
    <style:style style:parent-style-name="588" style:list-style-name="WWNum7" style:family="paragraph" style:name="P113">
      <style:text-properties/>
      <style:paragraph-properties/>
    </style:style>
    <style:style style:family="text" style:name="T272">
      <style:text-properties style:text-underline-type="single" style:text-underline-style="solid" style:text-underline-width="auto" style:text-underline-color="font-color"/>
    </style:style>
    <style:style style:family="text" style:name="T273">
      <style:text-properties style:text-underline-type="single" style:text-underline-style="solid" style:text-underline-width="auto" style:text-underline-color="font-color"/>
    </style:style>
    <style:style style:parent-style-name="588" style:list-style-name="WWNum7" style:family="paragraph" style:name="P114">
      <style:text-properties/>
      <style:paragraph-properties/>
    </style:style>
    <style:style style:family="text" style:name="T274">
      <style:text-properties style:text-underline-type="none" style:text-underline-width="auto"/>
    </style:style>
    <style:style style:family="text" style:name="T275">
      <style:text-properties style:text-underline-type="single" style:text-underline-style="solid" style:text-underline-width="auto" style:text-underline-color="font-color"/>
    </style:style>
    <style:style style:family="paragraph" style:name="P115">
      <style:text-properties/>
      <style:paragraph-properties fo:margin-left="0cm" fo:text-indent="0cm"/>
    </style:style>
    <style:style style:family="text" style:name="T276">
      <style:text-properties style:text-underline-type="none" style:text-underline-width="auto" fo:font-weight="bold"/>
    </style:style>
    <style:style style:family="text" style:name="T277">
      <style:text-properties style:text-underline-type="none" style:text-underline-width="auto" fo:font-weight="bold"/>
    </style:style>
    <style:style style:parent-style-name="588" style:list-style-name="WWNum10" style:family="paragraph" style:name="P116">
      <style:text-properties/>
      <style:paragraph-properties/>
    </style:style>
    <style:style style:family="text" style:name="T278">
      <style:text-properties style:text-underline-type="none" style:text-underline-width="auto"/>
    </style:style>
    <style:style style:parent-style-name="588" style:list-style-name="WWNum10" style:family="paragraph" style:name="P117">
      <style:text-properties/>
      <style:paragraph-properties/>
    </style:style>
    <style:style style:family="text" style:name="T279">
      <style:text-properties style:text-underline-type="none" style:text-underline-width="auto"/>
    </style:style>
    <style:style style:family="text" style:name="T280">
      <style:text-properties style:text-underline-type="none" style:text-underline-width="auto"/>
    </style:style>
    <style:style style:family="text" style:name="T281">
      <style:text-properties style:text-underline-type="single" style:text-underline-style="solid" style:text-underline-width="auto" style:text-underline-color="font-color"/>
    </style:style>
    <style:style style:family="text" style:name="T282">
      <style:text-properties style:text-underline-type="none" style:text-underline-width="auto" fo:font-weight="bold"/>
    </style:style>
    <style:style style:family="text" style:name="T283">
      <style:text-properties style:text-underline-type="none" style:text-underline-width="auto"/>
    </style:style>
    <style:style style:family="paragraph" style:name="P118">
      <style:text-properties/>
      <style:paragraph-properties fo:margin-left="0cm" fo:text-indent="0cm"/>
    </style:style>
    <style:style style:family="text" style:name="T284">
      <style:text-properties style:text-underline-type="none" style:text-underline-width="auto" fo:font-weight="bold"/>
    </style:style>
    <style:style style:family="text" style:name="T285">
      <style:text-properties style:text-underline-type="none" style:text-underline-width="auto" fo:font-weight="bold"/>
    </style:style>
    <style:style style:parent-style-name="588" style:list-style-name="WWNum12" style:family="paragraph" style:name="P119">
      <style:text-properties/>
      <style:paragraph-properties/>
    </style:style>
    <style:style style:family="text" style:name="T286">
      <style:text-properties style:text-underline-type="none" style:text-underline-width="auto" fo:font-weight="normal"/>
    </style:style>
    <style:style style:family="text" style:name="T287">
      <style:text-properties style:text-underline-type="none" style:text-underline-width="auto" fo:font-weight="normal"/>
    </style:style>
    <style:style style:family="text" style:name="T288">
      <style:text-properties style:text-underline-type="none" style:text-underline-width="auto" fo:font-weight="normal"/>
    </style:style>
    <style:style style:family="text" style:name="T289">
      <style:text-properties style:text-underline-type="none" style:text-underline-width="auto" fo:font-weight="normal"/>
    </style:style>
    <style:style style:family="paragraph" style:name="P120">
      <style:text-properties/>
      <style:paragraph-properties/>
    </style:style>
    <style:style style:family="text" style:name="T290">
      <style:text-properties style:text-underline-type="none" style:text-underline-width="auto" fo:font-weight="bold"/>
    </style:style>
    <style:style style:family="text" style:name="T291">
      <style:text-properties style:text-underline-type="none" style:text-underline-width="auto" fo:font-weight="bold"/>
    </style:style>
    <style:style style:parent-style-name="588" style:list-style-name="WWNum14" style:family="paragraph" style:name="P121">
      <style:text-properties/>
      <style:paragraph-properties/>
    </style:style>
    <style:style style:family="text" style:name="T292">
      <style:text-properties style:text-underline-type="none" style:text-underline-width="auto" fo:font-weight="normal"/>
    </style:style>
    <style:style style:family="text" style:name="T293">
      <style:text-properties style:text-underline-type="none" style:text-underline-width="auto" fo:font-weight="normal"/>
    </style:style>
    <style:style style:parent-style-name="588" style:list-style-name="WWNum14" style:family="paragraph" style:name="P122">
      <style:text-properties/>
      <style:paragraph-properties/>
    </style:style>
    <style:style style:family="text" style:name="T294">
      <style:text-properties style:text-underline-type="none" style:text-underline-width="auto" fo:font-weight="normal"/>
    </style:style>
    <style:style style:family="text" style:name="T295">
      <style:text-properties style:text-underline-type="none" style:text-underline-width="auto" fo:font-weight="normal"/>
    </style:style>
    <style:style style:parent-style-name="588" style:list-style-name="WWNum14" style:family="paragraph" style:name="P123">
      <style:text-properties/>
      <style:paragraph-properties/>
    </style:style>
    <style:style style:family="text" style:name="T296">
      <style:text-properties style:text-underline-type="none" style:text-underline-width="auto" fo:font-weight="normal"/>
    </style:style>
    <style:style style:family="text" style:name="T297">
      <style:text-properties style:text-underline-type="none" style:text-underline-width="auto" fo:font-weight="normal"/>
    </style:style>
    <style:style style:parent-style-name="588" style:list-style-name="WWNum14" style:family="paragraph" style:name="P124">
      <style:text-properties/>
      <style:paragraph-properties/>
    </style:style>
    <style:style style:family="text" style:name="T298">
      <style:text-properties style:text-underline-type="none" style:text-underline-width="auto" fo:font-weight="normal"/>
    </style:style>
    <style:style style:family="text" style:name="T299">
      <style:text-properties style:text-underline-type="none" style:text-underline-width="auto" fo:font-weight="normal"/>
    </style:style>
    <style:style style:family="paragraph" style:name="P125">
      <style:text-properties/>
      <style:paragraph-properties/>
    </style:style>
    <style:style style:family="text" style:name="T300">
      <style:text-properties style:text-underline-type="none" style:text-underline-width="auto" fo:font-weight="normal"/>
    </style:style>
    <style:style style:family="text" style:name="T301">
      <style:text-properties style:text-underline-type="none" style:text-underline-width="auto" fo:font-weight="normal"/>
    </style:style>
    <style:style style:family="paragraph" style:name="P126">
      <style:text-properties/>
      <style:paragraph-properties/>
    </style:style>
    <style:style style:family="text" style:name="T302">
      <style:text-properties style:text-underline-type="none" style:text-underline-width="auto" fo:font-weight="normal"/>
    </style:style>
    <style:style style:family="text" style:name="T303">
      <style:text-properties style:text-underline-type="none" style:text-underline-width="auto" fo:font-weight="normal"/>
    </style:style>
  </office:automatic-styles>
  <office:body>
    <office:text text:use-soft-page-breaks="true">
      <text:p text:style-name="P31"><text:span/><text:bookmark-start text:name="_Toc1"/><text:span>Corrections Cartographie </text:span><text:span>- Notes dynamiques</text:span><text:bookmark-end text:name="_Toc1"/><text:span/><text:span/></text:p>
      <text:p text:style-name="P33"><text:span/><text:bookmark-start text:name="_Toc2"/><text:span>28/07/2020</text:span><text:span/><text:bookmark-end text:name="_Toc2"/><text:span/><text:span/></text:p>
      <text:p text:style-name="P34"><text:span/><text:span/><text:span/></text:p>
      <text:table-of-content text:name="">
        <text:index-body>
          <text:p text:style-name="P35"><text:a xlink:href="#_Toc3" xlink:type="simple"><text:span text:style-name="T147">Homepage</text:span><text:span text:style-name="T148"/><text:span><text:tab/></text:span><text:span>1</text:span></text:a><text:span/></text:p>
          <text:p text:style-name="P36"><text:a xlink:href="#_Toc4" xlink:type="simple"><text:span text:style-name="T149">Titre</text:span><text:span text:style-name="T150"/><text:span><text:tab/></text:span><text:span>1</text:span></text:a><text:span/><text:span text:style-name="T151"/><text:span text:style-name="T152"/></text:p>
          <text:p text:style-name="P37"><text:a xlink:href="#_Toc7" xlink:type="simple"><text:span text:style-name="T153">Paragraphe “</text:span><text:span text:style-name="T154">Présentation”</text:span><text:span text:style-name="T155"/><text:span><text:tab/></text:span><text:span>1</text:span></text:a><text:span/></text:p>
          <text:p text:style-name="P38"><text:a xlink:href="#_Toc8" xlink:type="simple"><text:span text:style-name="T156">Le Hub est financé et soutenu par</text:span><text:span text:style-name="T157"/><text:span><text:tab/></text:span><text:span>2</text:span></text:a><text:span text:style-name="T158"/></text:p>
          <text:p text:style-name="P39"><text:a xlink:href="#_Toc11" xlink:type="simple"><text:span text:style-name="T159">Page “La démarche”</text:span><text:span text:style-name="T160"/><text:span><text:tab/></text:span><text:span>2</text:span></text:a><text:span/></text:p>
          <text:p text:style-name="P40"><text:a xlink:href="#_Toc12" xlink:type="simple"><text:span text:style-name="T161">Header / bandeau haut de page</text:span><text:span text:style-name="T162"/><text:span><text:tab/></text:span><text:span>2</text:span></text:a><text:span/></text:p>
          <text:p text:style-name="P41"><text:a xlink:href="#_Toc13" xlink:type="simple"><text:span text:style-name="T163">Nouvelles Page : “Les données”</text:span><text:span text:style-name="T164"/><text:span><text:tab/></text:span><text:span>2</text:span></text:a><text:span/></text:p>
          <text:p text:style-name="P42"><text:a xlink:href="#_Toc14" xlink:type="simple"><text:span text:style-name="T165">Footer / bandeau en pieds de page</text:span><text:span text:style-name="T166"/><text:span><text:tab/></text:span><text:span>2</text:span></text:a><text:span/></text:p>
          <text:p text:style-name="P43"><text:a xlink:href="#_Toc15" xlink:type="simple"><text:span text:style-name="T167">Partenaires</text:span><text:span text:style-name="T168"/><text:span><text:tab/></text:span><text:span>2</text:span></text:a><text:span/></text:p>
          <text:p text:style-name="P44"><text:a xlink:href="#_Toc16" xlink:type="simple"><text:span text:style-name="T169"/><text:span text:style-name="T170">Rubrique </text:span><text:span text:style-name="T171">“pour aller plus loin”</text:span><text:span text:style-name="T172"><text:s/></text:span><text:span text:style-name="T173"/><text:span><text:tab/></text:span><text:span>3</text:span></text:a><text:span/></text:p>
          <text:p text:style-name="P45"><text:a xlink:href="#_Toc17" xlink:type="simple"><text:span text:style-name="T174">Le réseau</text:span><text:span text:style-name="T175"/><text:span><text:tab/></text:span><text:span>3</text:span></text:a><text:span/></text:p>
          <text:p text:style-name="P46"><text:a xlink:href="#_Toc18" xlink:type="simple"><text:span text:style-name="T176"/><text:span text:style-name="T177">Page Mentions légales</text:span><text:span text:style-name="T178"/><text:span><text:tab/></text:span><text:span>3</text:span></text:a><text:span/></text:p>
          <text:p text:style-name="P47"><text:a xlink:href="#_Toc20" xlink:type="simple"><text:span text:style-name="T179">Page de cartographie</text:span><text:span text:style-name="T180"/><text:span><text:tab/></text:span><text:span>3</text:span></text:a><text:span/></text:p>
          <text:p text:style-name="P48"><text:a xlink:href="#_Toc21" xlink:type="simple"><text:span text:style-name="T181">Page</text:span><text:span text:style-name="T182"> Carte</text:span><text:span text:style-name="T183"/><text:span><text:tab/></text:span><text:span>3</text:span></text:a><text:span/></text:p>
          <text:p text:style-name="P49"><text:a xlink:href="#_Toc22" xlink:type="simple"><text:span text:style-name="T184">Les calques</text:span><text:span text:style-name="T185"/><text:span><text:tab/></text:span><text:span>3</text:span></text:a><text:span/></text:p>
          <text:p text:style-name="P50"><text:a xlink:href="#_Toc23" xlink:type="simple"><text:span text:style-name="T186"/><text:span text:style-name="T187">Le bandeau des filtres</text:span><text:span text:style-name="T188"/><text:span><text:tab/></text:span><text:span>3</text:span></text:a><text:span/></text:p>
          <text:p><text:span/><text:span/><text:span/></text:p>
          <text:p text:style-name="P51"><text:span/><text:bookmark-start text:name="_Toc3"/><text:span>Homepage</text:span><text:bookmark-end text:name="_Toc3"/><text:span/><text:span/></text:p>
          <text:p><text:span/><text:a xlink:href="https://rhinocc-carto-preprod.netlify.app/" xlink:type="simple"><text:span text:style-name="T189">https://rhinocc-carto-preprod.netlify.app/</text:span></text:a><text:span/><text:span/></text:p>
          <text:p text:style-name="P52"><text:span/><text:bookmark-start text:name="_Toc4"/><text:span>Titre</text:span><text:bookmark-end text:name="_Toc4"/><text:span/><text:span/></text:p>
          <text:h text:outline-level="1" text:restart-numbering="0" text:is-list-header="0" text:style-name="P53"><text:span/><text:bookmark-start text:name="_Toc5"/><text:span text:style-name="T190">cartographie des lieux de médiation numérique en Occitanie</text:span><text:bookmark-end text:name="_Toc5"/><text:span/><text:span/></text:h>
          <text:h text:outline-level="1" text:restart-numbering="0" text:is-list-header="0" text:style-name="P54"><text:span/><text:bookmark-start text:name="_Toc6"/><text:span text:style-name="T191">à remplacer par </text:span><text:bookmark-end text:name="_Toc6"/><text:span/><text:span text:style-name="T192"/></text:h>
          <table:table table:style-name="ta1">
            <table:table-columns>
              <table:table-column table:style-name="co1"/>
            </table:table-columns>
            <table:table-row table:style-name="ro1">
              <table:table-cell table:style-name="ce1">
                <text:p><text:span>sous le bouton “découvrir la carte”</text:span><text:span/><text:span/><text:span/><text:span/><text:span/></text:p>
                <text:p text:style-name="P55"><text:span text:style-name="T193">ajouter</text:span><text:span text:style-name="T194"/></text:p>
                <text:p text:style-name="P56"><text:span text:style-name="T195">un bouton</text:span><text:span text:style-name="T196"><text:s/></text:span><text:span text:style-name="T197"/><text:span>“Mettre à jour vos données”</text:span><text:span/></text:p>
              </table:table-cell>
            </table:table-row>
          </table:table>
          <text:p><text:span/><text:span/></text:p>
          <text:p text:style-name="P57"><text:span/><text:bookmark-start text:name="_Toc7"/><text:span>Paragraphe “</text:span><text:span text:style-name="T198">Présentation”</text:span><text:bookmark-end text:name="_Toc7"/><text:span/><text:span/></text:p>
          <table:table table:style-name="ta2">
            <table:table-columns>
              <table:table-column table:style-name="co2"/>
            </table:table-columns>
            <table:table-row table:style-name="ro2">
              <table:table-cell table:style-name="ce2">
                <text:p text:style-name="P58"><text:span text:style-name="T199"/><text:span text:style-name="T200"/><text:span text:style-name="T201">“</text:span><text:span text:style-name="T202">La carte des tiers-lieux en Occitanie, proposée par RhinOcc avec le soutien de la Région, a pour objectif de donner à voir la dynamique tiers-lieux sur le territoire régional. Elle permet ainsi de faciliter l’identification des acteurs du mouvement et de v</text:span><text:span text:style-name="T203">aloriser le maillage de ces lieux sur la région.” </text:span><text:span text:style-name="T204"/><text:span/></text:p>
                <text:p text:style-name="P59"><text:span text:style-name="T205">A remplacer par :</text:span><text:span text:style-name="T206"/><text:span/></text:p>
                <text:p text:style-name="P60"><text:span text:style-name="T207">“La carte des lieux d’inclusion numérique en Occitanie, </text:span><text:span text:style-name="T208">proposée par RhinOcc et avec le soutien de La Banques des Territoires, le Programme Société Numérique et AG2R LA MONDIALE, </text:span><text:span text:style-name="T209">a pour objectif de recenser les différentes activités d’inclusion numérique répartie sur les territoires du périmètre initial du projet. </text:span><text:span text:style-name="T210">Elle permet ainsi de faciliter l’identification des</text:span><text:span> acte</text:span><text:span>ur.rice.s du numérique et du social </text:span><text:span text:style-name="T211">et des lieux dans lesquels ils/elles exercent des activités relatives à l’inclusion numérique.”</text:span><text:span/></text:p>
                <text:p text:style-name="P61"><text:span text:style-name="T212"/><text:span text:style-name="T213"/></text:p>
              </table:table-cell>
            </table:table-row>
          </table:table>
          <text:p text:style-name="P62"><text:span text:style-name="T214"/><text:span/></text:p>
          <text:h text:outline-level="2" text:restart-numbering="0" text:is-list-header="0" text:style-name="P63"><text:span/><text:bookmark-start text:name="_Toc8"/><text:span text:style-name="T215">Le Hub est financé et soutenu par</text:span><text:span text:style-name="T216"/><text:bookmark-end text:name="_Toc8"/><text:span/><text:span text:style-name="T217"/></text:h>
          <table:table table:style-name="ta3">
            <table:table-columns>
              <table:table-column table:style-name="co3"/>
            </table:table-columns>
            <table:table-row table:style-name="ro3">
              <table:table-cell table:style-name="ce3">
                <text:h text:outline-level="2" text:restart-numbering="0" text:is-list-header="0" text:style-name="P64"><text:span/><text:bookmark-start text:name="_Toc9"/><text:span text:style-name="T218">Ajout de logo supplémentaire en fin de page</text:span><text:span text:style-name="T219"/><text:bookmark-end text:name="_Toc9"/><text:span/><text:span/></text:h>
                <text:h text:outline-level="2" text:restart-numbering="0" text:is-list-header="0" text:style-name="P65"><text:span/><text:bookmark-start text:name="_Toc10"/><text:span text:style-name="T220">Logo AG2R LA MONDIALE &gt; </text:span><text:span text:style-name="T221">https://www.ag2rlamondiale.fr/files/live/sites/portail/files/images/Headers/logo-2018.png?t=320px </text:span><text:span text:style-name="T222"/><text:bookmark-end text:name="_Toc10"/><text:span/><text:span text:style-name="T223"/></text:h>
                <text:p text:style-name="P66"><text:span text:style-name="T224"/><text:span text:style-name="T225"/></text:p>
              </table:table-cell>
            </table:table-row>
          </table:table>
          <text:p text:style-name="P67"><text:span/><text:bookmark-start text:name="_Toc11"/><text:span>Page “La démarche”</text:span><text:bookmark-end text:name="_Toc11"/><text:span/><text:span/></text:p>
          <text:p text:style-name="P68"><text:span text:style-name="T226"/><text:a xlink:href="https://rhinocc-carto-preprod.netlify.app/la-demarche" xlink:type="simple"><text:span text:style-name="T227">https://rhinocc-carto-preprod.netlify.app/la-demarche</text:span></text:a><text:span text:style-name="T228"/><text:span text:style-name="T229"/></text:p>
          <text:p text:style-name="P69"><text:span/><text:bookmark-start text:name="_Toc12"/><text:span>Header / bandeau haut de page</text:span><text:bookmark-end text:name="_Toc12"/><text:span/><text:span/></text:p>
          <table:table table:style-name="ta4">
            <table:table-columns>
              <table:table-column table:style-name="co4"/>
            </table:table-columns>
            <table:table-row table:style-name="ro4">
              <table:table-cell table:style-name="ce4">
                <text:p text:style-name="P70"><text:span>“Tiers-lieux en Occitanie” </text:span><text:span/></text:p>
                <text:p text:style-name="P71"><text:span text:style-name="T230">à remplacer par</text:span><text:span><text:s/></text:span><text:span/></text:p>
                <text:p text:style-name="P72"><text:span/><text:span>“Lieux d’inclusion numérique en Occitanie”</text:span><text:span/><text:span/></text:p>
              </table:table-cell>
            </table:table-row>
          </table:table>
          <text:p text:style-name="P73"><text:span/><text:span/></text:p>
          <table:table table:style-name="ta5">
            <table:table-columns>
              <table:table-column table:style-name="co5"/>
            </table:table-columns>
            <table:table-row table:style-name="ro5">
              <table:table-cell table:style-name="ce5">
                <text:p><text:span text:style-name="T231">Ajouter </text:span><text:span>à droite à côté de “Cartographie” une rubrique </text:span><text:span/><text:span>“Données”</text:span><text:span/></text:p>
              </table:table-cell>
            </table:table-row>
          </table:table>
          <text:p text:style-name="P74"><text:span/><text:span/></text:p>
          <text:p text:style-name="P75"><text:span/><text:bookmark-start text:name="_Toc13"/><text:span>Nouvelles Page : “Les données”</text:span><text:span/><text:bookmark-end text:name="_Toc13"/><text:span/><text:span/></text:p>
          <table:table table:style-name="ta6">
            <table:table-columns>
              <table:table-column table:style-name="co6"/>
            </table:table-columns>
            <table:table-row table:style-name="ro6">
              <table:table-cell table:style-name="ce6">
                <text:p><text:span/><text:span/><text:span>Header : </text:span><text:span/><text:span/></text:p>
                <text:p><text:span/><text:span text:style-name="T232">Ajouter </text:span><text:span>à droite à côté de “Cartographie” une rubrique </text:span><text:span>“Données”</text:span><text:span/><text:span/></text:p>
              </table:table-cell>
            </table:table-row>
          </table:table>
          <text:p><text:span/><text:span/></text:p>
          <table:table table:style-name="ta7">
            <table:table-columns>
              <table:table-column table:style-name="co7"/>
            </table:table-columns>
            <table:table-row table:style-name="ro7">
              <table:table-cell table:style-name="ce7">
                <text:p><text:span>Titre “Les données”</text:span><text:span/></text:p>
                <text:p><text:span>Deux boutons côte à côte :</text:span><text:span/></text:p>
                <text:list text:style-name="WWNum15" text:continue-numbering="true">
                  <text:list-item>
                    <text:p text:style-name="P76"><text:span>“Télécharger les données”</text:span><text:span/></text:p>
                  </text:list-item>
                  <text:list-item>
                    <text:p text:style-name="P77"><text:span>“Mettre à jour des données”</text:span><text:span/></text:p>
                  </text:list-item>
                </text:list>
                <text:p><text:span/><text:span/></text:p>
                <text:p><text:span>Paragraphe :</text:span><text:span/></text:p>
                <text:p><text:span>Les données recueillies sont issues d’une démarche de partage de la part des acteurs rencontrés et d’extraits de jeu de données disponibles en ligne sous la forme d’open data.</text:span><text:span/></text:p>
                <text:p><text:span>Elles sont également enrichies de manière contributive via le questionnaire en ligne produit par RhinOcc. Pour ce faire, cliquez sur “Mettre à jour des données”.</text:span><text:span/></text:p>
                <text:p><text:span/><text:span/></text:p>
                <text:p><text:span>Liste des jeux de données intégrés :</text:span><text:span/></text:p>
                <text:list text:style-name="WWNum16" text:continue-numbering="true">
                  <text:list-item>
                    <text:p text:style-name="P78"><text:span/><text:span>Le RésO des Tiers Lieux labellisés Occitanie</text:span><text:span> by Ad’Occ</text:span><text:span/><text:span/></text:p>
                  </text:list-item>
                  <text:list-item>
                    <text:p text:style-name="P79"><text:span>Conseil régional Occitanie-Pyrénées-Méditerranée via </text:span><text:a xlink:href="https://data.laregion.fr/" xlink:type="simple"><text:span text:style-name="T233">https://data.laregion.fr/</text:span></text:a><text:span text:style-name="T234"/><text:span text:style-name="T235"/></text:p>
                  </text:list-item>
                  <text:list-item>
                    <text:p text:style-name="P80"><text:span>Données QPV : </text:span><text:a xlink:href="https://www.data.gouv.fr/" xlink:type="simple"><text:span text:style-name="T236">https://www.data.gouv.fr/</text:span></text:a><text:span text:style-name="T237"/><text:span text:style-name="T238"/></text:p>
                  </text:list-item>
                  <text:list-item>
                    <text:p text:style-name="P81"><text:span text:style-name="T239">Conseil départemental des Hautes-Pyrénées</text:span><text:span text:style-name="T240"/></text:p>
                  </text:list-item>
                </text:list>
                <text:p text:style-name="P82"><text:span text:style-name="T241"/><text:span text:style-name="T242"/></text:p>
              </table:table-cell>
            </table:table-row>
          </table:table>
          <text:p text:style-name="P83"><text:span/><text:span/></text:p>
          <text:p text:style-name="P84"><text:span/><text:bookmark-start text:name="_Toc14"/><text:span>Footer / bandeau en pieds de page</text:span><text:bookmark-end text:name="_Toc14"/><text:span/><text:span/></text:p>
          <text:p text:style-name="P85"><text:span/><text:bookmark-start text:name="_Toc15"/><text:span text:style-name="T243">Partenaires</text:span><text:span text:style-name="T244"/><text:bookmark-end text:name="_Toc15"/><text:span/><text:span/></text:p>
          <table:table table:style-name="ta8">
            <table:table-columns>
              <table:table-column table:style-name="co8"/>
            </table:table-columns>
            <table:table-row table:style-name="ro8">
              <table:table-cell table:style-name="ce8">
                <text:p text:style-name="P86"><text:span text:style-name="T245">Indiquer et remplacer par :</text:span><text:span text:style-name="T246"/></text:p>
                <text:p text:style-name="P87"><text:span text:style-name="T247">La Banque des Territoires</text:span><text:span text:style-name="T248"/></text:p>
                <text:p text:style-name="P88"><text:span text:style-name="T249">Le Programme Société Numérique / ANCT</text:span><text:span text:style-name="T250"/></text:p>
                <text:p text:style-name="P89"><text:span text:style-name="T251">AG2R LAMONDIALE</text:span><text:span text:style-name="T252"/><text:span text:style-name="T253"/></text:p>
              </table:table-cell>
            </table:table-row>
          </table:table>
          <text:p text:style-name="P90"><text:span/><text:span/></text:p>
          <text:p text:style-name="P91"><text:span/><text:bookmark-start text:name="_Toc16"/><text:span>Rubrique </text:span><text:span>“pour aller plus loin”</text:span><text:span><text:s/></text:span><text:span/><text:bookmark-end text:name="_Toc16"/><text:span/><text:span/></text:p>
          <table:table table:style-name="ta9">
            <table:table-columns>
              <table:table-column table:style-name="co9"/>
            </table:table-columns>
            <table:table-row table:style-name="ro9">
              <table:table-cell table:style-name="ce9">
                <text:p text:style-name="P92"><text:span text:style-name="T254"/><text:span text:style-name="T255">Modifier </text:span><text:span text:style-name="T256"/></text:p>
                <text:p><text:span>Mettre un lien vers le site de Rhinocc.fr et supprimer les autres liens “</text:span><text:a xlink:href="https://francetierslieux.fr/" xlink:type="simple"><text:span text:style-name="T257"> Association France Tiers-Lieux </text:span></text:a><text:span>et</text:span><text:a xlink:href="https://www.cget.gouv.fr/actualites/l-etat-s-engage-pour-soutenir-et-accelerer-la-dynamique-des-tiers-lieux-dans-les-territoires" xlink:type="simple"><text:span text:style-name="T258"> Mission co-working du CGET </text:span></text:a><text:span>“</text:span><text:span/><text:span/></text:p>
              </table:table-cell>
            </table:table-row>
          </table:table>
          <text:p text:style-name="P93"><text:span/><text:span/></text:p>
          <text:p text:style-name="P94"><text:span/><text:bookmark-start text:name="_Toc17"/><text:span>Le réseau</text:span><text:bookmark-end text:name="_Toc17"/><text:span/><text:span/></text:p>
          <table:table table:style-name="ta10">
            <table:table-columns>
              <table:table-column table:style-name="co10"/>
            </table:table-columns>
            <table:table-row table:style-name="ro10">
              <table:table-cell table:style-name="ce10">
                <text:p><text:span/><text:span>La rubrique “le réseau” </text:span><text:span/><text:span/><text:span/></text:p>
                <text:p text:style-name="P95"><text:span text:style-name="T259">devient </text:span><text:span text:style-name="T260"/></text:p>
                <text:p text:style-name="P96"><text:span>“Les outils cartographiques”</text:span><text:span/></text:p>
                <text:p text:style-name="P97"><text:span text:style-name="T261">Supprimer</text:span><text:span/><text:span> “découvrir rhinocc”</text:span><text:span text:style-name="T262"/><text:span/></text:p>
              </table:table-cell>
            </table:table-row>
          </table:table>
          <text:p text:style-name="P98"><text:span/><text:span/></text:p>
          <text:p text:style-name="P99"><text:span/><text:bookmark-start text:name="_Toc18"/><text:span>Page Mentions légales</text:span><text:span/><text:bookmark-end text:name="_Toc18"/><text:span/><text:span/></text:p>
          <table:table table:style-name="ta11">
            <table:table-columns>
              <table:table-column table:style-name="co11"/>
            </table:table-columns>
            <table:table-row table:style-name="ro11">
              <table:table-cell table:style-name="ce11">
                <text:h text:outline-level="4" text:restart-numbering="0" text:is-list-header="0" text:style-name="P100"><text:span/><text:bookmark-start text:name="_Toc19"/><text:span text:style-name="T263">Remplacer</text:span><text:span> “RhinOcc” par “La Mêlée” dans le paragraphe “</text:span><text:span text:style-name="T264">LIMITATION DE RESPONSABILITÉ” et “</text:span><text:span text:style-name="T265">LIMITATIONS CONTRACTUELLES SUR LES DONNÉES TECHNIQUES”</text:span><text:span/><text:bookmark-end text:name="_Toc19"/><text:span/><text:span/></text:h>
              </table:table-cell>
            </table:table-row>
          </table:table>
          <text:p text:style-name="P101"><text:span/><text:span/></text:p>
          <text:p text:style-name="P102"><text:span/><text:bookmark-start text:name="_Toc20"/><text:span>Page de cartographie</text:span><text:bookmark-end text:name="_Toc20"/><text:span/><text:span/></text:p>
          <text:p text:style-name="P103"><text:span text:style-name="T266"/><text:span text:style-name="T267">https://rhinocc-carto-preprod.netlify.app/recherche</text:span><text:span text:style-name="T268"/><text:span/></text:p>
          <text:p text:style-name="P104"><text:span/><text:bookmark-start text:name="_Toc21"/><text:span text:style-name="T269">Page</text:span><text:span text:style-name="T270"> Carte</text:span><text:span text:style-name="T271"/><text:bookmark-end text:name="_Toc21"/><text:span/><text:span/></text:p>
          <text:p text:style-name="P105"><text:span/><text:bookmark-start text:name="_Toc22"/><text:span>Les calques</text:span><text:span/><text:bookmark-end text:name="_Toc22"/><text:span/><text:span/></text:p>
          <text:list text:style-name="WWNum7" text:continue-numbering="true">
            <text:list-item>
              <text:p text:style-name="P106"><text:span>supprimer l’apparition automatique du cadre “tiers-lieux / département” lors de l’ouverture de la page</text:span><text:span/></text:p>
            </text:list-item>
            <text:list-item>
              <text:p text:style-name="P107"><text:span>changer le terme “calque” par “zonage”</text:span><text:span/></text:p>
            </text:list-item>
          </text:list>
          <text:list text:style-name="WWNum17" text:continue-numbering="true">
            <text:list-item>
              <text:p text:style-name="P108"><text:span>changer “Cluster” par “Ensembles”</text:span><text:span/><text:span/><text:span/><text:span/></text:p>
            </text:list-item>
          </text:list>
          <text:list text:style-name="WWNum7" text:continue-numbering="true">
            <text:list-item>
              <text:p text:style-name="P109"><text:span>ajouter le calque “Quartier prioritaire de la ville” dans l’onglet Calques</text:span><text:span/></text:p>
            </text:list-item>
            <text:list-item>
              <text:p text:style-name="P110"><text:span>ajouter le calque “Intercommunalité”</text:span><text:span/></text:p>
            </text:list-item>
          </text:list>
          <text:p text:style-name="P111"><text:span/><text:bookmark-start text:name="_Toc23"/><text:span>Le bandeau des filtres</text:span><text:span/><text:bookmark-end text:name="_Toc23"/><text:span/><text:span/></text:p>
          <text:list text:style-name="WWNum7" text:continue-numbering="true">
            <text:list-item>
              <text:p text:style-name="P112"><text:span>Changer “Labels” en “Typologie”</text:span><text:span/></text:p>
            </text:list-item>
            <text:list-item>
              <text:p text:style-name="P113"><text:span text:style-name="T272">Étiquettes et pages dédiées</text:span><text:span text:style-name="T273"/><text:span/></text:p>
            </text:list-item>
            <text:list-item>
              <text:list>
                <text:list-item>
                  <text:p text:style-name="P114"><text:span text:style-name="T274">rajouter le nombre de caractères affichés sur les tags (environ 45 caractères)</text:span><text:span text:style-name="T275"/><text:span/></text:p>
                </text:list-item>
              </text:list>
            </text:list-item>
          </text:list>
          <text:p text:style-name="P115"><text:span text:style-name="T276">Page Liste</text:span><text:span text:style-name="T277"/><text:span/></text:p>
          <text:list text:style-name="WWNum10" text:continue-numbering="true">
            <text:list-item>
              <text:p text:style-name="P116"><text:span text:style-name="T278">Revoir le calibrage des étiquettes (débordement des textes sur la troisième colonne)</text:span><text:span/></text:p>
            </text:list-item>
            <text:list-item>
              <text:p text:style-name="P117"><text:span text:style-name="T279"/><text:span text:style-name="T280">Rajouter le nombre de caractères affichés sur les tags (environ 45 caractères)</text:span><text:span text:style-name="T281"/><text:span/><text:span text:style-name="T282"/><text:span text:style-name="T283"/><text:span/></text:p>
            </text:list-item>
          </text:list>
          <text:p text:style-name="P118"><text:span text:style-name="T284">Page Table</text:span><text:span text:style-name="T285"/><text:span/></text:p>
          <text:list text:style-name="WWNum12" text:continue-numbering="true">
            <text:list-item>
              <text:p text:style-name="P119"><text:span text:style-name="T286">Rajouter la colonne de tri “département”</text:span><text:span text:style-name="T287"/><text:span/><text:span text:style-name="T288"/><text:span text:style-name="T289"/><text:span/></text:p>
            </text:list-item>
          </text:list>
          <text:p text:style-name="P120"><text:span text:style-name="T290">Page dédiée à une structure</text:span><text:span text:style-name="T291"/><text:span/></text:p>
          <text:list text:style-name="WWNum14" text:continue-numbering="true">
            <text:list-item>
              <text:p text:style-name="P121"><text:span text:style-name="T292">Remplacer “activité 1” par le type de médiation directement (colonne AD) (idem pour les activités 2, 3, 4, 5)</text:span><text:span text:style-name="T293"/><text:span/></text:p>
            </text:list-item>
            <text:list-item>
              <text:p text:style-name="P122"><text:span text:style-name="T294">Ajouter les informations nature juridique qqpart</text:span><text:span text:style-name="T295"/><text:span/></text:p>
            </text:list-item>
            <text:list-item>
              <text:p text:style-name="P123"><text:span text:style-name="T296">Déplacer le bloc le “numéro de référence” et “mise à jour” sous le bloc “Nom et adresse postale” et réduire sa taille.</text:span><text:span text:style-name="T297"/></text:p>
            </text:list-item>
            <text:list-item>
              <text:p text:style-name="P124"><text:span text:style-name="T298">Faire passer le cadre de cartographie à droite, en face du nom de la structure</text:span><text:span text:style-name="T299"/></text:p>
            </text:list-item>
          </text:list>
          <text:p text:style-name="P125"><text:span text:style-name="T300"/><text:span text:style-name="T301"/></text:p>
          <text:p text:style-name="P126"><text:span text:style-name="T302"/><text:span text:style-name="T303"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Arial" style:font-family-asian="Arial" style:font-family-complex="Arial" fo:font-size="11pt" fo:letter-spacing="0pt"/>
      <style:paragraph-properties fo:line-height="115%" fo:text-align="left" style:tab-stop-distance="35.4pt" fo:margin-left="0cm" fo:margin-right="0cm" fo:text-indent="0cm" fo:margin-top="0pt" fo:margin-bottom="10pt" fo:border="none"/>
    </style:default-style>
    <style:default-style style:family="text">
      <style:text-properties fo:color="#000000" style:text-position="0% 100%" fo:font-family="Arial" style:font-family-asian="Arial" style:font-family-complex="Arial" fo:font-size="11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84" style:display-name="Heading 1" style:family="paragraph" style:name="414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415">
      <style:text-properties fo:font-family="Arial" style:font-family-asian="Arial" style:font-family-complex="Arial" fo:font-size="20pt"/>
    </style:style>
    <style:style style:parent-style-name="584" style:display-name="Heading 2" style:family="paragraph" style:name="416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417">
      <style:text-properties fo:font-family="Arial" style:font-family-asian="Arial" style:font-family-complex="Arial" fo:font-size="17pt"/>
    </style:style>
    <style:style style:parent-style-name="584" style:display-name="Heading 3" style:family="paragraph" style:name="418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419">
      <style:text-properties fo:font-family="Arial" style:font-family-asian="Arial" style:font-family-complex="Arial" fo:font-size="15pt"/>
    </style:style>
    <style:style style:parent-style-name="584" style:display-name="Heading 4" style:family="paragraph" style:name="42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421">
      <style:text-properties fo:font-family="Arial" style:font-family-asian="Arial" style:font-family-complex="Arial" fo:font-size="13pt" fo:font-weight="bold"/>
    </style:style>
    <style:style style:parent-style-name="584" style:display-name="Heading 5" style:family="paragraph" style:name="42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423">
      <style:text-properties fo:font-family="Arial" style:font-family-asian="Arial" style:font-family-complex="Arial" fo:font-size="12pt" fo:font-weight="bold"/>
    </style:style>
    <style:style style:parent-style-name="584" style:display-name="Heading 6" style:family="paragraph" style:name="42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425">
      <style:text-properties fo:font-family="Arial" style:font-family-asian="Arial" style:font-family-complex="Arial" fo:font-size="11pt" fo:font-weight="bold"/>
    </style:style>
    <style:style style:parent-style-name="584" style:display-name="Heading 7" style:family="paragraph" style:name="42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427">
      <style:text-properties fo:font-family="Arial" style:font-family-asian="Arial" style:font-family-complex="Arial" fo:font-size="11pt" fo:font-style="italic" fo:font-weight="bold"/>
    </style:style>
    <style:style style:parent-style-name="584" style:display-name="Heading 8" style:family="paragraph" style:name="42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429">
      <style:text-properties fo:font-family="Arial" style:font-family-asian="Arial" style:font-family-complex="Arial" fo:font-size="11pt" fo:font-style="italic"/>
    </style:style>
    <style:style style:parent-style-name="584" style:display-name="Heading 9" style:family="paragraph" style:name="43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431">
      <style:text-properties fo:font-family="Arial" style:font-family-asian="Arial" style:font-family-complex="Arial" fo:font-size="10.5pt" fo:font-style="italic"/>
    </style:style>
    <style:style style:parent-style-name="584" style:display-name="Title" style:family="paragraph" style:name="432">
      <style:text-properties fo:font-size="24pt"/>
      <style:paragraph-properties fo:margin-top="15pt" fo:margin-bottom="10pt" style:contextual-spacing="true"/>
    </style:style>
    <style:style style:display-name="Title Char" style:family="text" style:name="433">
      <style:text-properties fo:font-size="24pt"/>
    </style:style>
    <style:style style:parent-style-name="584" style:display-name="Subtitle" style:family="paragraph" style:name="434">
      <style:text-properties fo:font-size="12pt"/>
      <style:paragraph-properties fo:margin-top="10pt" fo:margin-bottom="10pt"/>
    </style:style>
    <style:style style:display-name="Subtitle Char" style:family="text" style:name="435">
      <style:text-properties fo:font-size="12pt"/>
    </style:style>
    <style:style style:parent-style-name="584" style:display-name="Quote" style:family="paragraph" style:name="436">
      <style:text-properties fo:font-style="italic"/>
      <style:paragraph-properties fo:margin-left="1.27cm" fo:margin-right="1.27cm"/>
    </style:style>
    <style:style style:display-name="Quote Char" style:family="text" style:name="437">
      <style:text-properties fo:font-style="italic"/>
    </style:style>
    <style:style style:parent-style-name="584" style:display-name="Intense Quote" style:family="paragraph" style:name="438">
      <style:text-properties fo:font-style="italic"/>
      <style:paragraph-properties fo:margin-left="1.27cm" fo:margin-right="1.27cm" style:contextual-spacing="true" fo:border="0.01764cm solid #FFFFFF"/>
    </style:style>
    <style:style style:display-name="Intense Quote Char" style:family="text" style:name="439">
      <style:text-properties fo:font-style="italic"/>
    </style:style>
    <style:style style:parent-style-name="584" style:display-name="Header" style:family="paragraph" style:name="4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441"/>
    <style:style style:parent-style-name="584" style:display-name="Footer" style:family="paragraph" style:name="4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443"/>
    <style:style style:display-name="Hyperlink" style:family="text" style:name="57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84" style:display-name="footnote text" style:family="paragraph" style:name="571">
      <style:text-properties fo:font-size="9pt"/>
      <style:paragraph-properties fo:line-height="100%" fo:margin-bottom="2pt"/>
    </style:style>
    <style:style style:display-name="Footnote Text Char" style:family="text" style:name="572">
      <style:text-properties fo:font-size="9pt"/>
    </style:style>
    <style:style style:display-name="footnote reference" style:family="text" style:name="573">
      <style:text-properties style:text-position="33%"/>
    </style:style>
    <style:style style:parent-style-name="584" style:display-name="toc 1" style:family="paragraph" style:name="574">
      <style:text-properties/>
      <style:paragraph-properties fo:margin-left="0cm" fo:margin-right="0cm" fo:text-indent="0cm" fo:margin-bottom="2.85pt"/>
    </style:style>
    <style:style style:parent-style-name="584" style:display-name="toc 2" style:family="paragraph" style:name="575">
      <style:paragraph-properties fo:margin-left="0.4992cm" fo:margin-right="0cm" fo:text-indent="0cm" fo:margin-bottom="2.85pt"/>
    </style:style>
    <style:style style:parent-style-name="584" style:display-name="toc 3" style:family="paragraph" style:name="576">
      <style:text-properties/>
      <style:paragraph-properties fo:margin-left="1cm" fo:margin-right="0cm" fo:text-indent="0cm" fo:margin-bottom="2.85pt"/>
    </style:style>
    <style:style style:parent-style-name="584" style:display-name="toc 4" style:family="paragraph" style:name="577">
      <style:text-properties/>
      <style:paragraph-properties fo:margin-left="1.499cm" fo:margin-right="0cm" fo:text-indent="0cm" fo:margin-bottom="2.85pt"/>
    </style:style>
    <style:style style:parent-style-name="584" style:display-name="toc 5" style:family="paragraph" style:name="578">
      <style:text-properties/>
      <style:paragraph-properties fo:margin-left="2cm" fo:margin-right="0cm" fo:text-indent="0cm" fo:margin-bottom="2.85pt"/>
    </style:style>
    <style:style style:parent-style-name="584" style:display-name="toc 6" style:family="paragraph" style:name="579">
      <style:paragraph-properties fo:margin-left="2.5cm" fo:margin-right="0cm" fo:text-indent="0cm" fo:margin-bottom="2.85pt"/>
    </style:style>
    <style:style style:parent-style-name="584" style:display-name="toc 7" style:family="paragraph" style:name="580">
      <style:paragraph-properties fo:margin-left="3.001cm" fo:margin-right="0cm" fo:text-indent="0cm" fo:margin-bottom="2.85pt"/>
    </style:style>
    <style:style style:parent-style-name="584" style:display-name="toc 8" style:family="paragraph" style:name="581">
      <style:paragraph-properties fo:margin-left="3.5cm" fo:margin-right="0cm" fo:text-indent="0cm" fo:margin-bottom="2.85pt"/>
    </style:style>
    <style:style style:parent-style-name="584" style:display-name="toc 9" style:family="paragraph" style:name="582">
      <style:paragraph-properties fo:margin-left="4.001cm" fo:margin-right="0cm" fo:text-indent="0cm" fo:margin-bottom="2.85pt"/>
    </style:style>
    <style:style style:display-name="TOC Heading" style:family="paragraph" style:name="583"/>
    <style:style style:display-name="Normal" style:family="paragraph" style:name="584">
      <style:text-properties/>
      <style:paragraph-properties/>
    </style:style>
    <style:style style:parent-style-name="584" style:display-name="No Spacing" style:family="paragraph" style:name="587">
      <style:paragraph-properties fo:line-height="100%" fo:margin-bottom="0pt"/>
    </style:style>
    <style:style style:parent-style-name="584" style:display-name="List Paragraph" style:family="paragraph" style:name="588">
      <style:text-properties/>
      <style:paragraph-properties fo:margin-left="1.27cm" style:contextual-spacing="true"/>
    </style:style>
    <style:style style:display-name="Default Paragraph Font" style:family="text" style:name="589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color="#000000" fo:font-family="Symbol" style:font-family-asian="Symbol" style:font-family-complex="Symbol" fo:font-size="12pt"/>
    </style:style>
    <style:style style:family="text" style:name="T47">
      <style:text-properties fo:color="#000000" fo:font-family="Symbol" style:font-family-asian="Symbol" style:font-family-complex="Symbol" fo:font-size="12pt"/>
    </style:style>
    <style:style style:family="text" style:name="T48">
      <style:text-properties fo:color="#000000" fo:font-family="Symbol" style:font-family-asian="Symbol" style:font-family-complex="Symbol" fo:font-size="12pt"/>
    </style:style>
    <style:style style:family="text" style:name="T49">
      <style:text-properties fo:color="#000000" fo:font-family="Symbol" style:font-family-asian="Symbol" style:font-family-complex="Symbol" fo:font-size="12pt"/>
    </style:style>
    <style:style style:family="text" style:name="T50">
      <style:text-properties fo:color="#000000" fo:font-family="Symbol" style:font-family-asian="Symbol" style:font-family-complex="Symbol" fo:font-size="12pt"/>
    </style:style>
    <style:style style:family="text" style:name="T51">
      <style:text-properties fo:color="#000000" fo:font-family="Symbol" style:font-family-asian="Symbol" style:font-family-complex="Symbol" fo:font-size="12pt"/>
    </style:style>
    <style:style style:family="text" style:name="T52">
      <style:text-properties fo:color="#000000" fo:font-family="Symbol" style:font-family-asian="Symbol" style:font-family-complex="Symbol" fo:font-size="12pt"/>
    </style:style>
    <style:style style:family="text" style:name="T53">
      <style:text-properties fo:color="#000000" fo:font-family="Symbol" style:font-family-asian="Symbol" style:font-family-complex="Symbol" fo:font-size="12pt"/>
    </style:style>
    <style:style style:family="text" style:name="T54">
      <style:text-properties fo:color="#000000" fo:font-family="Symbol" style:font-family-asian="Symbol" style:font-family-complex="Symbol" fo:font-size="12pt"/>
    </style:style>
    <style:style style:family="text" style:name="T55">
      <style:text-properties fo:color="#000000" fo:font-family="Symbol" style:font-family-asian="Symbol" style:font-family-complex="Symbol" fo:font-size="12pt"/>
    </style:style>
    <style:style style:family="text" style:name="T56">
      <style:text-properties fo:color="#000000" fo:font-family="Symbol" style:font-family-asian="Symbol" style:font-family-complex="Symbol" fo:font-size="12pt"/>
    </style:style>
    <style:style style:family="text" style:name="T57">
      <style:text-properties fo:color="#000000" fo:font-family="Symbol" style:font-family-asian="Symbol" style:font-family-complex="Symbol" fo:font-size="12pt"/>
    </style:style>
    <style:style style:family="text" style:name="T58">
      <style:text-properties fo:color="#000000" fo:font-family="Symbol" style:font-family-asian="Symbol" style:font-family-complex="Symbol" fo:font-size="12pt"/>
    </style:style>
    <style:style style:family="text" style:name="T59">
      <style:text-properties fo:color="#000000" fo:font-family="Symbol" style:font-family-asian="Symbol" style:font-family-complex="Symbol" fo:font-size="12pt"/>
    </style:style>
    <style:style style:family="text" style:name="T60">
      <style:text-properties fo:color="#000000" fo:font-family="Symbol" style:font-family-asian="Symbol" style:font-family-complex="Symbol" fo:font-size="12pt"/>
    </style:style>
    <style:style style:family="text" style:name="T61">
      <style:text-properties fo:color="#000000" fo:font-family="Symbol" style:font-family-asian="Symbol" style:font-family-complex="Symbol" fo:font-size="12pt"/>
    </style:style>
    <style:style style:family="text" style:name="T62">
      <style:text-properties fo:color="#000000" fo:font-family="Symbol" style:font-family-asian="Symbol" style:font-family-complex="Symbol" fo:font-size="12pt"/>
    </style:style>
    <style:style style:family="text" style:name="T63">
      <style:text-properties fo:color="#000000" fo:font-family="Symbol" style:font-family-asian="Symbol" style:font-family-complex="Symbol" fo:font-size="12pt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47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48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49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50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51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52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53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54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8">
      <text:list-level-style-bullet text:level="1" text:style-name="T55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56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57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58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59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0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1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2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3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9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2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1.251cm" fo:margin-bottom="1.251cm"/>
      <style:header-style>
        <style:header-footer-properties svg:height="0.7497cm" fo:min-height="0.7497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1.251cm" fo:margin-bottom="1.251cm"/>
      <style:header-style>
        <style:header-footer-properties svg:height="0.7497cm" fo:min-height="0.7497cm"/>
      </style:header-style>
    </style:page-layout>
    <style:style style:parent-style-name="440" style:family="paragraph" style:name="P30">
      <style:paragraph-properties/>
    </style:style>
    <style:style style:parent-style-name="440" style:family="paragraph" style:name="P32">
      <style:paragraph-properties/>
    </style:style>
  </office:automatic-styles>
  <office:master-styles>
    <style:master-page style:name="Standard" style:page-layout-name="Mpm1">
      <style:header>
        <text:p text:style-name="P30"><text:span/><text:span/></text:p>
      </style:header>
    </style:master-page>
    <style:master-page style:name="MasterPage2" style:page-layout-name="Mpm2">
      <style:header>
        <text:p text:style-name="P32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4.1.39</meta:generator>
    <meta:initial-creator/>
    <meta:creation-date/>
    <meta:editing-cycles/>
    <meta:editing-duration/>
    <dc:date/>
    <dc:creator/>
    <meta:document-statistic/>
  </office:meta>
</office:document-meta>
</file>